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1435EF78508F7303B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4%" draw:gamma="100%" draw:red="0%" draw:green="0%" draw:blue="0%" fo:clip="rect(0cm, 8.874cm, 0.386cm, 0.682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605cm" svg:height="17.017cm" svg:x="2.668cm" svg:y="5.462cm">
          <draw:image xlink:href="Pictures/10000201000003C3000001435EF78508F7303B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45cm" svg:height="4.664cm" svg:x="1.397cm" svg:y="1.114cm" presentation:class="title" presentation:placeholder="true">
        <draw:text-box/>
      </draw:frame>
      <draw:frame presentation:style-name="Default-outline1" draw:layer="backgroundobjects" svg:width="25.145cm" svg:height="16.203cm" svg:x="1.397cm" svg:y="6.537cm" presentation:class="outline" presentation:placeholder="true">
        <draw:text-box/>
      </draw:frame>
      <draw:frame presentation:style-name="Mpr1" draw:text-style-name="MP2" draw:layer="backgroundobjects" svg:width="6.509cm" svg:height="1.925cm" svg:x="1.397cm" svg:y="25.4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925cm" svg:x="9.555cm" svg:y="25.4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925cm" svg:x="20.032cm" svg:y="25.4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12:45:20.704033416</meta:creation-date>
    <dc:date>2023-07-07T12:49:38.798963307</dc:date>
    <meta:editing-duration>PT4M18S</meta:editing-duration>
    <meta:editing-cycles>1</meta:editing-cycles>
    <meta:document-statistic meta:object-count="24"/>
    <meta:generator>LibreOffice/6.4.7.2$Linux_X86_64 LibreOffice_project/40$Build-2</meta:generator>
  </office:meta>
</office:document-meta>
</file>